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4671"/>
    </style:style>
    <style:style style:name="T1" style:family="text">
      <style:text-properties officeooo:rsid="0011dd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line-break/>-- Customer table<text:line-break/>CREATE TABLE Customer (<text:line-break/> <text:s text:c="3"/>CustomerID SERIAL <text:span text:style-name="T1"><text:s/></text:span>PRIMARY KEY,<text:line-break/> <text:s text:c="3"/>FirstName VARCHAR(50) NOT NULL,<text:line-break/> <text:s text:c="3"/>LastName VARCHAR(50) NOT NULL,<text:line-break/> <text:s text:c="3"/>Email VARCHAR(100) UNIQUE NOT NULL,<text:line-break/> <text:s text:c="3"/>Phone VARCHAR(20),<text:line-break/> <text:s text:c="3"/>Address TEXT<text:line-break/>);<text:line-break/><text:line-break/>-- Order table<text:line-break/>CREATE TABLE "Order" (<text:line-break/> <text:s text:c="3"/>OrderID SERIAL PRIMARY KEY,<text:line-break/> <text:s text:c="3"/>CustomerID INT NOT NULL,<text:line-break/> <text:s text:c="3"/>OrderDate DATE NOT NULL,<text:line-break/> <text:s text:c="3"/>TotalAmount NUMERIC(10, 2) NOT NULL,<text:line-break/> <text:s text:c="3"/>OrderStatus VARCHAR(20),<text:line-break/> <text:s text:c="3"/>CONSTRAINT fk_customer FOREIGN KEY (CustomerID) REFERENCES Customer(CustomerID) ON DELETE CASCADE<text:line-break/>);<text:line-break/><text:line-break/>-- Supplier table<text:line-break/>CREATE TABLE Supplier (<text:line-break/> <text:s text:c="3"/>SupplierID SERIAL PRIMARY KEY,<text:line-break/> <text:s text:c="3"/>SupplierName VARCHAR(100) NOT NULL,<text:line-break/> <text:s text:c="3"/>ContactPerson VARCHAR(100),<text:line-break/> <text:s text:c="3"/>Phone VARCHAR(20),<text:line-break/> <text:s text:c="3"/>Email VARCHAR(100)<text:line-break/>);<text:line-break/><text:line-break/><text:line-break/>-- Brand table<text:line-break/>CREATE TABLE Brand (<text:line-break/> <text:s text:c="3"/>BrandID SERIAL PRIMARY KEY,<text:line-break/> <text:s text:c="3"/>BrandName VARCHAR(50) UNIQUE NOT NULL,<text:line-break/> <text:s text:c="3"/>BrandOrigin VARCHAR(50)<text:line-break/>);<text:line-break/><text:line-break/>-- Category table<text:line-break/>CREATE TABLE Category (<text:line-break/> <text:s text:c="3"/>CategoryID SERIAL PRIMARY KEY,<text:line-break/> <text:s text:c="3"/>CategoryName VARCHAR(50) UNIQUE NOT NULL<text:line-break/>);<text:line-break/><text:line-break/><text:line-break/>-- Product table<text:line-break/>CREATE TABLE Product (<text:line-break/><text:soft-page-break/> <text:s text:c="3"/>ProductID SERIAL PRIMARY KEY,<text:line-break/> <text:s text:c="3"/>SupplierID INT NOT NULL,<text:line-break/> <text:s text:c="3"/>BrandID INT NOT NULL,<text:line-break/> <text:s text:c="3"/>CategoryID INT NOT NULL,<text:line-break/> <text:s text:c="3"/>ProductName VARCHAR(100) NOT NULL,<text:line-break/> <text:s text:c="3"/>Price NUMERIC(10, 2) NOT NULL CHECK (Price &gt;= 0), <text:line-break/> <text:s text:c="3"/>CONSTRAINT fk_supplier FOREIGN KEY (SupplierID) REFERENCES Supplier(SupplierID) ON DELETE CASCADE,<text:line-break/> <text:s text:c="3"/>CONSTRAINT fk_brand FOREIGN KEY (BrandID) REFERENCES Brand(BrandID) ON DELETE CASCADE,<text:line-break/> <text:s text:c="3"/>CONSTRAINT fk_category FOREIGN KEY (CategoryID) REFERENCES Category(CategoryID) ON DELETE CASCADE<text:line-break/>); <text:s/><text:line-break/><text:line-break/><text:line-break/>-- Order_details table<text:line-break/>CREATE TABLE Order_details (<text:line-break/> <text:s text:c="3"/>OrderDetailID SERIAL PRIMARY KEY,<text:line-break/> <text:s text:c="3"/>OrderID INT NOT NULL,<text:line-break/> <text:s text:c="3"/>ProductID INT NOT NULL,<text:line-break/> <text:s text:c="3"/>Quantity INT NOT NULL CHECK (Quantity &gt; 0), <text:line-break/> <text:s text:c="3"/>CONSTRAINT fk_order FOREIGN KEY (OrderID) REFERENCES "Order"(OrderID) ON DELETE CASCADE,<text:line-break/> <text:s text:c="3"/>CONSTRAINT fk_product FOREIGN KEY (ProductID) REFERENCES Product(ProductID) ON DELETE CASCADE<text:line-break/>);<text:line-break/><text:line-break/><text:line-break/>-- Inventory table<text:line-break/>CREATE TABLE Inventory (<text:line-break/> <text:s text:c="3"/>InventoryID SERIAL PRIMARY KEY,<text:line-break/> <text:s text:c="3"/>ProductID INT NOT NULL,<text:line-break/> <text:s text:c="3"/>StockLevel INT NOT NULL,<text:line-break/> <text:s text:c="3"/>LastRestockDate DATE,<text:line-break/> <text:s text:c="3"/>CONSTRAINT fk_inventory_product FOREIGN KEY (ProductID) REFERENCES Product(ProductID) ON DELETE CASCADE<text:line-break/>);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4T21:32:59.600000000</meta:creation-date>
    <dc:date>2025-01-16T03:58:22.118000000</dc:date>
    <meta:editing-duration>PT49M12S</meta:editing-duration>
    <meta:editing-cycles>6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1" meta:word-count="271" meta:character-count="2227" meta:non-whitespace-character-count="1770"/>
  </office:meta>
</office:document-meta>
</file>